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luginInitializer.loadImpl( Class &lt; T &gt; servic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PluginInitializer.loadImpls( Class &lt; T &gt; servic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PluginInitializer.PluginInitializer( PluginSwitch pluginSwitch , Set &lt; String &gt; alia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